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10ffab" style:font-size-asian="7pt" style:font-size-complex="7pt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vierge_portrait</text:file-name><text:tab/><text:date style:data-style-name="N37" text:date-value="2022-07-02T17:31:17.333999960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7:31:17.230000000</dc:date>
    <meta:editing-duration>PT4H7M18S</meta:editing-duration>
    <meta:editing-cycles>1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6" meta:character-count="46" meta:non-whitespace-character-count="41"/>
  </office:meta>
</office:document-meta>
</file>